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3.3333in" table:align="center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7806in"/>
    </style:style>
    <style:style style:name="Table1.C" style:family="table-column">
      <style:table-column-properties style:column-width="0.5528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.0486in" fo:padding-right="0.0486in" fo:padding-top="0in" fo:padding-bottom="0in" fo:border-left="" fo:border-right="none" fo:border-top="" fo:border-bottom="" style:writing-mode="lr-tb"/>
    </style:style>
    <style:style style:name="Table1.D1" style:family="table-cell">
      <style:table-cell-properties style:vertical-align="bottom" fo:padding-left="0.0486in" fo:padding-right="0.0486in" fo:padding-top="0in" fo:padding-bottom="0in" fo:border="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font-size="22pt" fo:language="en" fo:country="US" fo:font-weight="bold" style:font-size-asian="22pt" style:font-weight-asian="bold" style:font-size-complex="22pt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 style:list-style-name="WW8Num3">
      <style:text-properties style:font-name="Arial" fo:font-size="11pt" style:font-size-asian="11pt" style:font-name-complex="Arial"/>
    </style:style>
    <style:style style:name="P11" style:family="paragraph" style:parent-style-name="Standard">
      <style:text-properties style:font-name="Arial" fo:font-size="11pt" fo:language="en" fo:country="US" style:font-size-asian="11pt" style:language-asian="en" style:country-asian="US" style:font-name-complex="Arial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name-complex="Arial"/>
    </style:style>
    <style:style style:name="P13" style:family="paragraph" style:parent-style-name="Standard">
      <style:text-properties style:font-name="Arial" fo:font-size="11pt" fo:language="en" fo:country="US" style:font-size-asian="11pt" style:font-name-complex="Arial"/>
    </style:style>
    <style:style style:name="P14" style:family="paragraph" style:parent-style-name="Standard">
      <style:text-properties style:font-name="Arial" fo:font-size="18pt" fo:language="en" fo:country="US" fo:font-weight="bold" style:font-size-asian="18pt" style:font-weight-asian="bold" style:font-name-complex="Arial" style:font-size-complex="18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8pt" fo:language="en" fo:country="US" fo:font-weight="bold" style:font-size-asian="18pt" style:font-weight-asian="bold" style:font-name-complex="Arial" style:font-size-complex="18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language="en" fo:country="US"/>
    </style:style>
    <style:style style:name="P19" style:family="paragraph" style:parent-style-name="Standard" style:list-style-name="WW8Num1">
      <style:paragraph-properties fo:margin-top="0in" fo:margin-bottom="0in" loext:contextual-spacing="false"/>
    </style:style>
    <style:style style:name="P20" style:family="paragraph" style:parent-style-name="Standard" style:list-style-name="WW8Num2">
      <style:paragraph-properties fo:margin-top="0in" fo:margin-bottom="0in" loext:contextual-spacing="false"/>
    </style:style>
    <style:style style:name="P21" style:family="paragraph" style:parent-style-name="Standard" style:list-style-name="WW8Num1">
      <style:paragraph-properties fo:margin-top="0in" fo:margin-bottom="0.1945in" loext:contextual-spacing="false"/>
    </style:style>
    <style:style style:name="P22" style:family="paragraph" style:parent-style-name="Standard" style:list-style-name="WW8Num2">
      <style:paragraph-properties fo:margin-top="0in" fo:margin-bottom="0.1945in" loext:contextual-spacing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 style:font-size-complex="22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fo:language="en" fo:country="US" fo:font-weight="bold" style:font-size-asian="22pt" style:font-weight-asian="bold" style:font-size-complex="22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fo:language="en" fo:country="US" style:font-size-asian="10pt" style:font-name-complex="Arial" style:font-size-complex="10pt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/>
    </style:style>
    <style:style style:name="T7" style:family="text">
      <style:text-properties style:font-name="Arial" fo:font-size="11pt" fo:language="en" fo:country="US" style:font-size-asian="11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font-size="18pt" fo:language="en" fo:country="US" fo:font-weight="bold" style:font-size-asian="18pt" style:font-weight-asian="bold" style:font-size-complex="18p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" fo:font-size="11pt" style:font-size-asian="11pt" style:font-name-complex="Ari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style:font-name="Arial" fo:font-size="11pt" style:font-size-asian="11pt" style:font-name-complex="Arial"/>
    </style:style>
    <style:style style:name="T14" style:family="text">
      <style:text-properties style:font-name-asian="Arial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Сравняване на алгоритмите за сортиране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5">10000 elements</text:p>
          </table:table-cell>
          <table:covered-table-cell/>
          <table:table-cell table:style-name="Table1.D1" table:number-columns-spanned="2" office:value-type="string">
            <text:p text:style-name="P5">100000 element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Memory</text:p>
          </table:table-cell>
          <table:table-cell table:style-name="Table1.A1" office:value-type="string">
            <text:p text:style-name="P3">time</text:p>
          </table:table-cell>
          <table:table-cell table:style-name="Table1.A1" office:value-type="string">
            <text:p text:style-name="P3">memory </text:p>
          </table:table-cell>
          <table:table-cell table:style-name="Table1.D1" office:value-type="string">
            <text:p text:style-name="P3">time</text:p>
          </table:table-cell>
        </table:table-row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7">MB</text:p>
          </table:table-cell>
          <table:table-cell table:style-name="Table1.A1" office:value-type="string">
            <text:p text:style-name="P7">sec</text:p>
          </table:table-cell>
          <table:table-cell table:style-name="Table1.A1" office:value-type="string">
            <text:p text:style-name="P8"/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Bubble</text:p>
          </table:table-cell>
          <table:table-cell table:style-name="Table1.A1" office:value-type="string">
            <text:p text:style-name="P6">1.144</text:p>
          </table:table-cell>
          <table:table-cell table:style-name="Table1.A1" office:value-type="string">
            <text:p text:style-name="P6">0.656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insertion</text:p>
          </table:table-cell>
          <table:table-cell table:style-name="Table1.A1" office:value-type="string">
            <text:p text:style-name="P6">1.144</text:p>
          </table:table-cell>
          <table:table-cell table:style-name="Table1.A1" office:value-type="string">
            <text:p text:style-name="P6">0.203</text:p>
          </table:table-cell>
          <table:table-cell table:style-name="Table1.A1" office:value-type="string">
            <text:p text:style-name="P6">15.578</text:p>
          </table:table-cell>
          <table:table-cell table:style-name="Table1.D1" office:value-type="string">
            <text:p text:style-name="P6">1.496</text:p>
          </table:table-cell>
        </table:table-row>
        <table:table-row table:style-name="Table1.1">
          <table:table-cell table:style-name="Table1.A1" office:value-type="string">
            <text:p text:style-name="P3">selection</text:p>
          </table:table-cell>
          <table:table-cell table:style-name="Table1.A1" office:value-type="string">
            <text:p text:style-name="P6">1.144</text:p>
          </table:table-cell>
          <table:table-cell table:style-name="Table1.A1" office:value-type="string">
            <text:p text:style-name="P6">0.313</text:p>
          </table:table-cell>
          <table:table-cell table:style-name="Table1.A1" office:value-type="string">
            <text:p text:style-name="P6">21.188</text:p>
          </table:table-cell>
          <table:table-cell table:style-name="Table1.D1" office:value-type="string">
            <text:p text:style-name="P6">1.496</text:p>
          </table:table-cell>
        </table:table-row>
        <table:table-row table:style-name="Table1.1">
          <table:table-cell table:style-name="Table1.A1" office:value-type="string">
            <text:p text:style-name="P3">quicksort</text:p>
          </table:table-cell>
          <table:table-cell table:style-name="Table1.A1" office:value-type="string">
            <text:p text:style-name="P6">1.144</text:p>
          </table:table-cell>
          <table:table-cell table:style-name="Table1.A1" office:value-type="string">
            <text:p text:style-name="P6">0.016</text:p>
          </table:table-cell>
          <table:table-cell table:style-name="Table1.A1" office:value-type="string">
            <text:p text:style-name="P6">0.016</text:p>
          </table:table-cell>
          <table:table-cell table:style-name="Table1.D1" office:value-type="string">
            <text:p text:style-name="P6">1.496</text:p>
          </table:table-cell>
        </table:table-row>
        <table:table-row table:style-name="Table1.1">
          <table:table-cell table:style-name="Table1.A1" office:value-type="string">
            <text:p text:style-name="P3">heapsort</text:p>
          </table:table-cell>
          <table:table-cell table:style-name="Table1.A1" office:value-type="string">
            <text:p text:style-name="P16"><text:span text:style-name="T3">1.144</text:span></text:p>
          </table:table-cell>
          <table:table-cell table:style-name="Table1.A1" office:value-type="string">
            <text:p text:style-name="P6">0.031</text:p>
          </table:table-cell>
          <table:table-cell table:style-name="Table1.A1" office:value-type="string">
            <text:p text:style-name="P6">0.109</text:p>
          </table:table-cell>
          <table:table-cell table:style-name="Table1.D1" office:value-type="string">
            <text:p text:style-name="P6">1.496</text:p>
          </table:table-cell>
        </table:table-row>
        <table:table-row table:style-name="Table1.1">
          <table:table-cell table:style-name="Table1.A1" office:value-type="string">
            <text:p text:style-name="P3">shell</text:p>
          </table:table-cell>
          <table:table-cell table:style-name="Table1.A1" office:value-type="string">
            <text:p text:style-name="P6">1.144</text:p>
          </table:table-cell>
          <table:table-cell table:style-name="Table1.A1" office:value-type="string">
            <text:p text:style-name="P6">0.016</text:p>
          </table:table-cell>
          <table:table-cell table:style-name="Table1.A1" office:value-type="string">
            <text:p text:style-name="P6">0.109</text:p>
          </table:table-cell>
          <table:table-cell table:style-name="Table1.D1" office:value-type="string">
            <text:p text:style-name="P6">1.496</text:p>
          </table:table-cell>
        </table:table-row>
        <table:table-row table:style-name="Table1.1">
          <table:table-cell table:style-name="Table1.A1" office:value-type="string">
            <text:p text:style-name="P3">merge</text:p>
          </table:table-cell>
          <table:table-cell table:style-name="Table1.A1" office:value-type="string">
            <text:p text:style-name="P6">1.176</text:p>
          </table:table-cell>
          <table:table-cell table:style-name="Table1.A1" office:value-type="string">
            <text:p text:style-name="P6">0.047</text:p>
          </table:table-cell>
          <table:table-cell table:style-name="Table1.A1" office:value-type="string">
            <text:p text:style-name="P6">0.094</text:p>
          </table:table-cell>
          <table:table-cell table:style-name="Table1.D1" office:value-type="string">
            <text:p text:style-name="P6">1.988</text:p>
          </table:table-cell>
        </table:table-row>
      </table:table>
      <text:p text:style-name="P2"/>
      <text:p text:style-name="P2"/>
      <text:p text:style-name="P2"/>
      <text:p text:style-name="Standard"><text:span text:style-name="T9">Bubble sort - </text:span><text:span text:style-name="T5">Масивът се обхожда отзад-напред (отдолу-нагоре), за да се намери минималния елемент и по този начин отгоре да изплува най-малкият.</text:span></text:p>
      <text:list xml:id="list998225593022678996" text:style-name="WW8Num3">
        <text:list-item>
          <text:p text:style-name="P10">За оптимизация може да използваме Flag от булев тип, което да показва дали някъде е правена размяна и ако не е – се прекратява обработката.</text:p>
        </text:list-item>
        <text:list-item>
          <text:p text:style-name="P10">Може да се следи къде е правена последната размяна</text:p>
        </text:list-item>
      </text:list>
      <text:p text:style-name="P9"/>
      <text:p text:style-name="P9"/>
      <text:p text:style-name="P9"/>
      <text:p text:style-name="P9"/>
      <text:p text:style-name="P9">3.Обхожда се в несортираната част в две посоки</text:p>
      <text:p text:style-name="P11"><draw:line text:anchor-type="char" draw:z-index="1" draw:style-name="gr1" draw:text-style-name="P24" svg:x1="0.5398in" svg:y1="0.1646in" svg:x2="0.5398in" svg:y2="1.1646in"><text:p/></draw:line><draw:line text:anchor-type="char" draw:z-index="0" draw:style-name="gr1" draw:text-style-name="P24" svg:x1="0.6398in" svg:y1="0.1646in" svg:x2="0.6398in" svg:y2="1.2646in"><text:p/></draw:line></text:p>
      <text:p text:style-name="Standard"><text:span text:style-name="T5">Независимо от всички подобрения, сложността му си остава O(n</text:span><text:span text:style-name="T11">2</text:span><text:span text:style-name="T5">)</text:span></text:p>
      <text:p text:style-name="P15"/>
      <text:p text:style-name="Normal_20__28_Web_29_"><text:span text:style-name="T9">Insertion sort -</text:span>Чрез сравняващо сортиране сортираният списък се допълва с по един елемент всеки път. <text:a xlink:type="simple" xlink:href="http://bg.wikipedia.org/wiki/Алгоритъм" text:style-name="Internet_20_link" text:visited-style-name="Visited_20_Internet_20_Link"><text:span text:style-name="Internet_20_link">Алгоритъмът</text:span></text:a> е доста неефикасен в сравнение с quicksort, heapsort или mergesort, ако се прилага върху големи списъци, но от друга страна има и доста предимства.</text:p>
      <text:p text:style-name="Normal_20__28_Web_29_">В най-лошия случай алгоритъмът има <text:a xlink:type="simple" xlink:href="http://bg.wikipedia.org/w/index.php?title=Изчислителна_сложност&amp;action=edit&amp;redlink=1" text:style-name="Internet_20_link" text:visited-style-name="Visited_20_Internet_20_Link"><text:span text:style-name="Internet_20_link">сложност</text:span></text:a> O(n<text:span text:style-name="T10">2</text:span>)</text:p>
      <text:h text:style-name="Heading_20_2" text:outline-level="2"><text:span text:style-name="mw-headline">Принцип на действие</text:span> </text:h>
      <text:list xml:id="list6520870621762524049" text:style-name="WW8Num1">
        <text:list-item>
          <text:p text:style-name="P19">Списъкът с елементи, които ще бъдат сортирани се разделя на две части: частта със сортираните елементи и частта с несортираните</text:p>
        </text:list-item>
        <text:list-item>
          <text:p text:style-name="P19">При всяка стъпка се взема първия елемент от несортирания списък и се вмъква на правилната позиция в сортираната част от списъка</text:p>
        </text:list-item>
        <text:list-item>
          <text:p text:style-name="P21">Сортирането продължава докато елементите от несортираната част на списъка се изчерпят</text:p>
        </text:list-item>
      </text:list>
      <text:p text:style-name="P17"><text:soft-page-break/><text:span text:style-name="T9">Selection sort - </text:span>намира най-малкия елемент като сканира всички <text:span text:style-name="Strong_20_Emphasis">n</text:span> елемента (n-1 сравнения) и го поставя на първа позиция в списъка. Намирането на следващият най-малък елемент изисква сканирането на останалите n-1 елемента и така, докато списъкът бъде подреден или общо сравненията са (n-1)+(n-2)+...+2+1 = Θ(<text:span text:style-name="T12">n</text:span><text:span text:style-name="T10">2</text:span>). Всяко от тези сканирания изисква размяна на елементите или общо n-1 размени. Безполезен е, когато трябва да се сортират големи по обем списъци.</text:p>
      <text:p text:style-name="P18"/>
      <text:p text:style-name="Normal_20__28_Web_29_"><text:span text:style-name="T9">Quick sort - </text:span>Основната част на алгоритъма се състои в сравняващо сортиране.</text:p>
      <text:p text:style-name="Normal_20__28_Web_29_">В най-лошия случай алгоритъмът има <text:a xlink:type="simple" xlink:href="http://bg.wikipedia.org/w/index.php?title=Изчислителна_сложност&amp;action=edit&amp;redlink=1" text:style-name="Internet_20_link" text:visited-style-name="Visited_20_Internet_20_Link"><text:span text:style-name="Internet_20_link">сложност</text:span></text:a> O(n<text:span text:style-name="T10">2</text:span>). В средния случай алгоритъмът има сложност О(nlogn), а в амортизирания се правят 1.386nlogn сравнения</text:p>
      <text:h text:style-name="Heading_20_2" text:outline-level="2"><text:span text:style-name="mw-headline">Принцип на действие</text:span> </text:h>
      <text:list xml:id="list5631672369033073335" text:style-name="WW8Num2">
        <text:list-item>
          <text:p text:style-name="P20">Избира се "главен" елемент от списъка с елементи, които ще бъдат сортирани.</text:p>
        </text:list-item>
        <text:list-item>
          <text:p text:style-name="P20">Списъкът се пренарежда така, че всички елементи, които са по-малки от "главния" се поставят вляво от него, а всички, които са по-големи - вдясно от него.</text:p>
        </text:list-item>
        <text:list-item>
          <text:p text:style-name="P20">Рекурсивно се повтарят горните стъпки върху списъка с по-малките и списъка с по-големите елементи.</text:p>
        </text:list-item>
        <text:list-item>
          <text:p text:style-name="P22">Получените списъци се сливат (конкатенация) и се получава сортираният списък.</text:p>
        </text:list-item>
      </text:list>
      <text:p text:style-name="Normal_20__28_Web_29_"/>
      <text:p text:style-name="P14"><text:span text:style-name="T5"/></text:p>
      <text:p text:style-name="Standard"><text:span text:style-name="T9">Merge sort - </text:span><text:span text:style-name="T5">Основната идея е , че масивът се дели на 2 равни (почти) части в зависимост от четността на n и впоследствие лявата и дясна част се сортират и се сливат.</text:span></text:p>
      <text:p text:style-name="P9"/>
      <text:p text:style-name="Standard"><draw:line text:anchor-type="char" draw:z-index="2" draw:style-name="gr1" draw:text-style-name="P24" svg:x1="0.75in" svg:y1="0.098in" svg:x2="0.75in" svg:y2="1.298in"><text:p/></draw:line><text:span text:style-name="T5">най-големият брой сравнения е n</text:span><text:span text:style-name="T13">1</text:span><text:span text:style-name="T5">+ n</text:span><text:span text:style-name="T13">2</text:span><text:span text:style-name="T5"> –1 .</text:span></text:p>
      <text:p text:style-name="Standard"><text:span text:style-name="T5">n = 2</text:span><text:span text:style-name="T11">k</text:span><text:span text:style-name="T5"> = 8= 2</text:span><text:span text:style-name="T11">3</text:span></text:p>
      <text:p text:style-name="P9">Т(n) = 0 за n=1</text:p>
      <text:p text:style-name="P9">T(n) = 2T(n/2)+ n – 1, за n&gt;1</text:p>
      <text:p text:style-name="Standard"><text:span text:style-name="T5">T</text:span><text:span text:style-name="T13">ср</text:span><text:span text:style-name="T5"> (n) = O(nlogn)</text:span></text:p>
      <text:p text:style-name="P13"/>
      <text:p text:style-name="P13"/>
      <text:p text:style-name="P9"><draw:line text:anchor-type="char" draw:z-index="3" draw:style-name="gr1" draw:text-style-name="P24" svg:x1="0.65in" svg:y1="0.1193in" svg:x2="0.85in" svg:y2="0.1193in"><text:p/></draw:line>procedure Mergesort ( i, j : integer);</text:p>
      <text:p text:style-name="P9">begin</text:p>
      <text:p text:style-name="P9"><text:span text:style-name="T14"><text:s text:c="3"/></text:span>if i &lt; j then</text:p>
      <text:p text:style-name="P9"><text:span text:style-name="T14"><text:s text:c="5"/></text:span>begin</text:p>
      <text:p text:style-name="P9"><text:span text:style-name="T14"><text:s text:c="9"/></text:span>m := <text:s/>[ (i + j ) / 2] <text:s/>; <text:s/>{ цялата част}</text:p>
      <text:p text:style-name="P9"><text:span text:style-name="T14"><text:s text:c="9"/></text:span>mergesort( i,m );</text:p>
      <text:p text:style-name="P9"><text:span text:style-name="T14"><text:s text:c="9"/></text:span>mergesort(m+1,j);</text:p>
      <text:p text:style-name="P9"><text:span text:style-name="T14"><text:s text:c="9"/></text:span>Сливане ( i,m,m+1,j );</text:p>
      <text:p text:style-name="P9"><text:span text:style-name="T14"><text:s text:c="4"/></text:span>end;</text:p>
      <text:p text:style-name="P9">end;</text:p>
      <text:p text:style-name="P9"/>
      <text:p text:style-name="P9"><text:soft-page-break/>Използва се прехвърляне на стойностите на масив, като сливащите се части се записват с помощен масив, което намалява бързодействието, но е в основа на всички сортировки бърху външен носител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w-headlin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равняване на алгоритмите за сортиране</dc:title>
    <meta:initial-creator>Bacкo Aнгeлoв</meta:initial-creator>
    <meta:creation-date>2012-05-05T21:32:00</meta:creation-date>
    <dc:date>2016-05-08T02:05:01.694501408</dc:date>
    <meta:editing-cycles>2</meta:editing-cycles>
    <meta:editing-duration>PT9M33S</meta:editing-duration>
    <meta:document-statistic meta:table-count="1" meta:image-count="0" meta:object-count="0" meta:page-count="3" meta:paragraph-count="79" meta:word-count="527" meta:character-count="3197" meta:non-whitespace-character-count="2702"/>
    <meta:generator>LibreOffice/5.0.5.2$Linux_X86_64 LibreOffice_project/00m0$Build-2</meta:generator>
  </office:meta>
</office:document-meta>
</file>